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e154f" officeooo:paragraph-rsid="000e154f" style:font-size-asian="20pt" style:font-size-complex="20pt"/>
    </style:style>
    <style:style style:name="P2" style:family="paragraph" style:parent-style-name="Standard" style:list-style-name="Numbering_20_123">
      <style:paragraph-properties fo:text-align="start" style:justify-single-word="false"/>
      <style:text-properties fo:font-size="14pt" officeooo:rsid="000e154f" officeooo:paragraph-rsid="000e154f" style:font-size-asian="12.25pt" style:font-size-complex="14pt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Usage</text:h>
      <text:p text:style-name="P1"/>
      <text:list xml:id="list1227145243" text:style-name="Numbering_20_123">
        <text:list-item>
          <text:p text:style-name="P2">Routing;</text:p>
        </text:list-item>
        <text:list-item>
          <text:p text:style-name="P2">Lazy loading;</text:p>
        </text:list-item>
        <text:list-item>
          <text:p text:style-name="P2">Suspense component with fallback attribute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3:54.654558227</meta:creation-date>
    <meta:generator>LibreOffice/6.0.7.3$Linux_X86_64 LibreOffice_project/00m0$Build-3</meta:generator>
    <dc:date>2019-03-01T12:43:01.125542432</dc:date>
    <meta:editing-duration>PT1H18M36S</meta:editing-duration>
    <meta:editing-cycles>1</meta:editing-cycles>
    <meta:document-statistic meta:table-count="0" meta:image-count="0" meta:object-count="0" meta:page-count="1" meta:paragraph-count="4" meta:word-count="12" meta:character-count="75" meta:non-whitespace-character-count="70"/>
  </office:meta>
</office:document-meta>
</file>